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Průvodce programem Calc</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 + klepnutí nebo klepnutí pravým tlačítkem v závislosti na nastavení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 + <text:span text:style-name="Keystroke">⌘</text:span> + <text:span text:style-name="Keystroke">F5</text:span></text:p>
            </table:table-cell>
            <table:table-cell table:style-name="Table5.A2" office:value-type="string">
              <text:p text:style-name="P18">Otevře s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átování"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